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eb0" officeooo:paragraph-rsid="0002b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ivam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2:48:47.458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1.7.2$Windows_X86_64 LibreOffice_project/c6a4e3954236145e2acb0b65f68614365aeee33f</meta:generator>
  </office:meta>
</office:document-meta>
</file>